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7" style:family="paragraph" style:parent-style-name="Standard">
      <style:text-properties fo:color="#800000" loext:opacity="100%" style:font-name="Droid Sans Mono" fo:font-size="10.5pt" fo:font-weight="normal" officeooo:rsid="00395ac7" officeooo:paragraph-rsid="00395ac7" fo:background-color="#ffffff"/>
    </style:style>
    <style:style style:name="P18" style:family="paragraph" style:parent-style-name="Standard">
      <style:paragraph-properties style:line-height-at-least="0.503cm"/>
    </style:style>
    <style:style style:name="P19" style:family="paragraph" style:parent-style-name="Text_20_body">
      <style:text-properties officeooo:rsid="002dc266" officeooo:paragraph-rsid="002dc266"/>
    </style:style>
    <style:style style:name="P20" style:family="paragraph" style:parent-style-name="Standard">
      <style:text-properties officeooo:rsid="002dc266" officeooo:paragraph-rsid="002dc266"/>
    </style:style>
    <style:style style:name="P21" style:family="paragraph" style:parent-style-name="Standard">
      <style:text-properties officeooo:rsid="002f5469" officeooo:paragraph-rsid="002f5469"/>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Code">
      <style:text-properties officeooo:paragraph-rsid="00366218"/>
    </style:style>
    <style:style style:name="P25" style:family="paragraph" style:parent-style-name="Text_20_body">
      <style:text-properties officeooo:rsid="003644f5" officeooo:paragraph-rsid="003644f5"/>
    </style:style>
    <style:style style:name="P26" style:family="paragraph" style:parent-style-name="Text_20_body">
      <style:text-properties officeooo:rsid="003644f5" officeooo:paragraph-rsid="00382920"/>
    </style:style>
    <style:style style:name="P27" style:family="paragraph" style:parent-style-name="Code">
      <style:text-properties officeooo:paragraph-rsid="00382920"/>
    </style:style>
    <style:style style:name="P28" style:family="paragraph" style:parent-style-name="Text_20_body">
      <style:text-properties officeooo:rsid="00382920" officeooo:paragraph-rsid="00382920"/>
    </style:style>
    <style:style style:name="P29" style:family="paragraph" style:parent-style-name="Text_20_body">
      <style:text-properties officeooo:rsid="00395ac7" officeooo:paragraph-rsid="00395ac7"/>
    </style:style>
    <style:style style:name="P30" style:family="paragraph" style:parent-style-name="Text_20_body">
      <style:text-properties officeooo:paragraph-rsid="00395ac7"/>
    </style:style>
    <style:style style:name="P31" style:family="paragraph" style:parent-style-name="Text_20_body">
      <style:text-properties officeooo:rsid="003d1231" officeooo:paragraph-rsid="003d1231"/>
    </style:style>
    <style:style style:name="P32" style:family="paragraph" style:parent-style-name="Heading_20_1">
      <style:text-properties officeooo:paragraph-rsid="002c24db"/>
    </style:style>
    <style:style style:name="P33" style:family="paragraph" style:parent-style-name="Heading_20_1">
      <style:text-properties officeooo:paragraph-rsid="002f5469"/>
    </style:style>
    <style:style style:name="P34" style:family="paragraph" style:parent-style-name="Heading_20_1">
      <style:text-properties officeooo:paragraph-rsid="00382920"/>
    </style:style>
    <style:style style:name="P35" style:family="paragraph" style:parent-style-name="Heading_20_1">
      <style:text-properties officeooo:rsid="00395ac7" officeooo:paragraph-rsid="00395ac7"/>
    </style:style>
    <style:style style:name="P36" style:family="paragraph" style:parent-style-name="Text_20_body" style:list-style-name="L1">
      <style:text-properties officeooo:rsid="002b10b0" officeooo:paragraph-rsid="002b10b0"/>
    </style:style>
    <style:style style:name="P37" style:family="paragraph" style:parent-style-name="Text_20_body" style:list-style-name="L2">
      <style:text-properties officeooo:rsid="002b10b0" officeooo:paragraph-rsid="002b10b0"/>
    </style:style>
    <style:style style:name="P38" style:family="paragraph" style:parent-style-name="Text_20_body" style:list-style-name="L3">
      <style:text-properties officeooo:rsid="002b10dd" officeooo:paragraph-rsid="002b10dd"/>
    </style:style>
    <style:style style:name="P39" style:family="paragraph" style:parent-style-name="Text_20_body" style:list-style-name="L4">
      <style:text-properties officeooo:rsid="002b10dd" officeooo:paragraph-rsid="002b10dd"/>
    </style:style>
    <style:style style:name="P40" style:family="paragraph" style:parent-style-name="Text_20_body" style:list-style-name="L5">
      <style:text-properties officeooo:rsid="0031dc96" officeooo:paragraph-rsid="0031dc96"/>
    </style:style>
    <style:style style:name="P41" style:family="paragraph" style:parent-style-name="Text_20_body" style:list-style-name="L6">
      <style:text-properties officeooo:rsid="0032bd23" officeooo:paragraph-rsid="0032bd23"/>
    </style:style>
    <style:style style:name="P42" style:family="paragraph" style:parent-style-name="Text_20_body" style:list-style-name="L7">
      <style:text-properties officeooo:rsid="0032bd23" officeooo:paragraph-rsid="0032bd23"/>
    </style:style>
    <style:style style:name="P43" style:family="paragraph" style:parent-style-name="Text_20_body" style:list-style-name="L8">
      <style:text-properties officeooo:rsid="003644f5" officeooo:paragraph-rsid="003644f5"/>
    </style:style>
    <style:style style:name="P44" style:family="paragraph" style:parent-style-name="Text_20_body" style:list-style-name="L9">
      <style:text-properties officeooo:rsid="003d1231" officeooo:paragraph-rsid="003d1231"/>
    </style:style>
    <style:style style:name="P45" style:family="paragraph" style:parent-style-name="Text_20_body" style:list-style-name="L10">
      <style:text-properties officeooo:rsid="003d1231" officeooo:paragraph-rsid="003d1231"/>
    </style:style>
    <style:style style:name="P46" style:family="paragraph" style:parent-style-name="Text_20_body">
      <style:text-properties officeooo:rsid="003d1231" officeooo:paragraph-rsid="003d1231"/>
    </style:style>
    <style:style style:name="P47" style:family="paragraph" style:parent-style-name="Text_20_body">
      <style:text-properties officeooo:rsid="003f8316" officeooo:paragraph-rsid="003f8316"/>
    </style:style>
    <style:style style:name="P48" style:family="paragraph" style:parent-style-name="Text_20_body">
      <style:text-properties officeooo:rsid="0040d9e5" officeooo:paragraph-rsid="0040d9e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811f3f" loext:opacity="100%"/>
    </style:style>
    <style:style style:name="T7" style:family="text">
      <style:text-properties fo:color="#800000" loext:opacity="100%"/>
    </style:style>
    <style:style style:name="T8" style:family="text">
      <style:text-properties fo:color="#800000" loext:opacity="100%" style:font-name="Droid Sans Mono" fo:font-size="10.5pt" fo:font-weight="normal" fo:background-color="#ffffff" loext:char-shading-value="0"/>
    </style:style>
    <style:style style:name="T9" style:family="text">
      <style:text-properties fo:color="#e50000" loext:opacity="100%"/>
    </style:style>
    <style:style style:name="T10" style:family="text">
      <style:text-properties fo:color="#e50000" loext:opacity="100%" style:font-name="Droid Sans Mono" fo:font-size="10.5pt" fo:font-weight="normal" fo:background-color="#ffffff" loext:char-shading-value="0"/>
    </style:style>
    <style:style style:name="T11" style:family="text">
      <style:text-properties fo:color="#0451a5" loext:opacity="100%"/>
    </style:style>
    <style:style style:name="T12" style:family="text">
      <style:text-properties officeooo:rsid="002f5469"/>
    </style:style>
    <style:style style:name="T13" style:family="text">
      <style:text-properties officeooo:rsid="00306525"/>
    </style:style>
    <style:style style:name="T14" style:family="text">
      <style:text-properties style:text-position="super 58%"/>
    </style:style>
    <style:style style:name="T15" style:family="text">
      <style:text-properties officeooo:rsid="0032bd23"/>
    </style:style>
    <style:style style:name="T16" style:family="text">
      <style:text-properties officeooo:rsid="0033934f"/>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34372b" style:font-weight-asian="normal" style:font-weight-complex="normal"/>
    </style:style>
    <style:style style:name="T20" style:family="text">
      <style:text-properties officeooo:rsid="003644f5"/>
    </style:style>
    <style:style style:name="T21" style:family="text">
      <style:text-properties officeooo:rsid="00366218"/>
    </style:style>
    <style:style style:name="T22" style:family="text">
      <style:text-properties officeooo:rsid="00382920"/>
    </style:style>
    <style:style style:name="T23" style:family="text">
      <style:text-properties officeooo:rsid="00395ac7"/>
    </style:style>
    <style:style style:name="T24" style:family="text">
      <style:text-properties fo:color="#000000" loext:opacity="100%" style:font-name="Droid Sans Mono" fo:font-size="10.5pt" fo:font-weight="normal"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3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37">La viabilisation est réalisée. L’architecture du site et tout ce qui ne se voit pas comme la gestion des erreurs, des logs, des bases de données …</text:p>
        </text:list-item>
        <text:list-item>
          <text:p text:style-name="P37">Les murs porteurs sont construits : l’aspect général du site avec la barre de navigation.</text:p>
        </text:list-item>
        <text:list-item>
          <text:p text:style-name="P37">La porte principale : la connexion des utilisateurs pour l’accès à leurs données.</text:p>
        </text:list-item>
        <text:list-item>
          <text:p text:style-name="P3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38">Un « simple » adhérent pour tester :</text:p>
          <text:list>
            <text:list-item>
              <text:p text:style-name="P38">Gérer son compte</text:p>
            </text:list-item>
            <text:list-item>
              <text:p text:style-name="P38">Gérer ses préférences</text:p>
            </text:list-item>
          </text:list>
        </text:list-item>
      </text:list>
      <text:list text:style-name="L4">
        <text:list-item>
          <text:p text:style-name="P39">Un animateur pour tester</text:p>
          <text:list>
            <text:list-item>
              <text:p text:style-name="P39">Gérer des évènements</text:p>
            </text:list-item>
            <text:list-item>
              <text:p text:style-name="P39">Connaitre la liste des personnes intéressées par un évènement.</text:p>
            </text:list-item>
          </text:list>
        </text:list-item>
      </text:list>
      <text:p text:style-name="P3">Ce rôle vous permettra d’accéder aux visites de chantier avec l’architecte ;-)</text:p>
      <text:h text:style-name="P32"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2"><text:span text:style-name="T16">Après avoir proposé de devenir bêta-testeur, et p</text:span>our faire suite <text:span text:style-name="T16">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40">fournir la copie d’écran avec le message d’erreur</text:p>
        </text:list-item>
        <text:list-item>
          <text:p text:style-name="P40">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41">Envoi de l’invitation (ce message une semaine avant les tests)</text:p>
        </text:list-item>
        <text:list-item>
          <text:p text:style-name="P41">Tests</text:p>
        </text:list-item>
        <text:list-item>
          <text:p text:style-name="P41">Envoi la semaine suivant les tests d’un compte rendu avec la synthèse :</text:p>
        </text:list-item>
      </text:list>
      <text:list text:style-name="L7">
        <text:list-item>
          <text:list>
            <text:list-item>
              <text:p text:style-name="P42">des problèmes détectés</text:p>
            </text:list-item>
            <text:list-item>
              <text:p text:style-name="P42"><text:soft-page-break/>des propositions d’évolutions</text:p>
            </text:list-item>
          </text:list>
        </text:list-item>
      </text:list>
      <text:h text:style-name="Heading_20_1" text:outline-level="1">Refactoring</text:h>
      <text:p text:style-name="P19">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4">&lt;thead&gt;</text:p>
      <text:p text:style-name="P14">&lt;tr&gt;</text:p>
      <text:p text:style-name="P14">&lt;th&gt;OS&lt;/th&gt;</text:p>
      <text:p text:style-name="P14">&lt;th&gt;Browser&lt;/th&gt;</text:p>
      <text:p text:style-name="P14">&lt;th&gt;Screen&lt;/th&gt;</text:p>
      <text:p text:style-name="P14">&lt;th&gt;Client Type&lt;/th&gt;</text:p>
      <text:p text:style-name="P14">&lt;th&gt;URI&lt;/th&gt;</text:p>
      <text:p text:style-name="P14">&lt;th&gt;Email&lt;/th&gt;</text:p>
      <text:p text:style-name="P14">&lt;th&gt;Timestamp&lt;/th&gt;</text:p>
      <text:p text:style-name="P14">&lt;/tr&gt;</text:p>
      <text:p text:style-name="P14">&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4">&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5">//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5">//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5">//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5">//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5">//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8"/>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6">'/\[(.</text:span>*<text:span text:style-name="T6">?)\] ErrorException: (.</text:span>*<text:span text:style-name="T6">?) in (.</text:span>*<text:span text:style-name="T6">?) on line (\d</text:span>+<text:span text:style-name="T6">)\nStack trace:\n((?:(?!</text:span>^<text:span text:style-name="T6">\[).</text:span>*<text:span text:style-name="T6">\n)</text:span>*<text:span text:style-name="T6">)/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6">?&gt;</text:p>
      <text:p text:style-name="P5"><text:span text:style-name="T7">&lt;!DOCTYPE</text:span> <text:span text:style-name="T9">html</text:span><text:span text:style-name="T7">&gt;</text:span></text:p>
      <text:p text:style-name="P16">&lt;html&gt;</text:p>
      <text:p text:style-name="P16">&lt;head&gt;</text:p>
      <text:p text:style-name="P5"><text:span text:style-name="T7">&lt;title&gt;</text:span>Error Log Viewer<text:span text:style-name="T7">&lt;/title&gt;</text:span></text:p>
      <text:p text:style-name="P16">&lt;style&gt;</text:p>
      <text:p text:style-name="P5"><text:span text:style-name="T7">table</text:span> { <text:span text:style-name="T9">width</text:span>: <text:span text:style-name="T4">100%</text:span>; <text:span text:style-name="T9">border-collapse</text:span>: <text:span text:style-name="T11">collapse</text:span>; <text:span text:style-name="T9">margin</text:span>: <text:span text:style-name="T4">20px</text:span> <text:span text:style-name="T4">0</text:span>; }</text:p>
      <text:p text:style-name="P5"><text:span text:style-name="T7">th</text:span>, <text:span text:style-name="T7">td</text:span> { <text:span text:style-name="T9">padding</text:span>: <text:span text:style-name="T4">8px</text:span>; <text:span text:style-name="T9">border</text:span>: <text:span text:style-name="T4">1px</text:span> <text:span text:style-name="T11">solid</text:span> <text:span text:style-name="T11">#ddd</text:span>; <text:span text:style-name="T9">text-align</text:span>: <text:span text:style-name="T11">left</text:span>; }</text:p>
      <text:p text:style-name="P5"><text:span text:style-name="T7">th</text:span> { <text:span text:style-name="T9">background-color</text:span>: <text:span text:style-name="T11">#f5f5f5</text:span>; }</text:p>
      <text:p text:style-name="P5"><text:span text:style-name="T7">.tooltip</text:span> { <text:span text:style-name="T9">position</text:span>: <text:span text:style-name="T11">relative</text:span>; <text:span text:style-name="T9">display</text:span>: <text:span text:style-name="T11">inline-block</text:span>; <text:span text:style-name="T9">cursor</text:span>: <text:span text:style-name="T11">pointer</text:span>; }</text:p>
      <text:p text:style-name="P5"><text:span text:style-name="T7">.tooltip</text:span> <text:span text:style-name="T7">.tooltiptext</text:span> {</text:p>
      <text:p text:style-name="P5"><text:span text:style-name="T9">visibility</text:span>: <text:span text:style-name="T11">hidden</text:span>;</text:p>
      <text:p text:style-name="P5"><text:span text:style-name="T9">width</text:span>: <text:span text:style-name="T4">500px</text:span>;</text:p>
      <text:p text:style-name="P5"><text:span text:style-name="T9">background-color</text:span>: <text:span text:style-name="T11">black</text:span>;</text:p>
      <text:p text:style-name="P5"><text:span text:style-name="T9">color</text:span>: <text:span text:style-name="T11">#fff</text:span>;</text:p>
      <text:p text:style-name="P5"><text:span text:style-name="T9">text-align</text:span>: <text:span text:style-name="T11">left</text:span>;</text:p>
      <text:p text:style-name="P5"><text:span text:style-name="T9">padding</text:span>: <text:span text:style-name="T4">5px</text:span>;</text:p>
      <text:p text:style-name="P5"><text:soft-page-break/><text:span text:style-name="T9">position</text:span>: <text:span text:style-name="T11">absolute</text:span>;</text:p>
      <text:p text:style-name="P5"><text:span text:style-name="T9">z-index</text:span>: <text:span text:style-name="T4">1</text:span>;</text:p>
      <text:p text:style-name="P5"><text:span text:style-name="T9">bottom</text:span>: <text:span text:style-name="T4">125%</text:span>;</text:p>
      <text:p text:style-name="P5"><text:span text:style-name="T9">left</text:span>: <text:span text:style-name="T4">50%</text:span>;</text:p>
      <text:p text:style-name="P5"><text:span text:style-name="T9">margin-left</text:span>: <text:span text:style-name="T4">-250px</text:span>;</text:p>
      <text:p text:style-name="P5"><text:span text:style-name="T9">white-space</text:span>: <text:span text:style-name="T11">pre</text:span>;</text:p>
      <text:p text:style-name="P5">}</text:p>
      <text:p text:style-name="P5"><text:span text:style-name="T7">.tooltip:hover</text:span> <text:span text:style-name="T7">.tooltiptext</text:span> { <text:span text:style-name="T9">visibility</text:span>: <text:span text:style-name="T11">visible</text:span>; }</text:p>
      <text:p text:style-name="P5"><text:span text:style-name="T7">.navigation</text:span> { <text:span text:style-name="T9">margin</text:span>: <text:span text:style-name="T4">20px</text:span> <text:span text:style-name="T4">0</text:span>; }</text:p>
      <text:p text:style-name="P5"><text:span text:style-name="T7">.navigation</text:span> <text:span text:style-name="T7">a</text:span>, <text:span text:style-name="T7">.navigation</text:span> <text:span text:style-name="T7">button</text:span> {</text:p>
      <text:p text:style-name="P5"><text:span text:style-name="T9">padding</text:span>: <text:span text:style-name="T4">5px</text:span> <text:span text:style-name="T4">10px</text:span>;</text:p>
      <text:p text:style-name="P5"><text:span text:style-name="T9">margin</text:span>: <text:span text:style-name="T4">0</text:span> <text:span text:style-name="T4">5px</text:span>;</text:p>
      <text:p text:style-name="P5"><text:span text:style-name="T9">text-decoration</text:span>: <text:span text:style-name="T11">none</text:span>;</text:p>
      <text:p text:style-name="P5"><text:span text:style-name="T9">border</text:span>: <text:span text:style-name="T4">1px</text:span> <text:span text:style-name="T11">solid</text:span> <text:span text:style-name="T11">#ddd</text:span>;</text:p>
      <text:p text:style-name="P5"><text:span text:style-name="T9">background-color</text:span>: <text:span text:style-name="T11">#f5f5f5</text:span>;</text:p>
      <text:p text:style-name="P5"><text:span text:style-name="T9">color</text:span>: <text:span text:style-name="T11">#333</text:span>;</text:p>
      <text:p text:style-name="P5">}</text:p>
      <text:p text:style-name="P5"><text:span text:style-name="T7">.message</text:span> { </text:p>
      <text:p text:style-name="P5"><text:span text:style-name="T9">padding</text:span>: <text:span text:style-name="T4">10px</text:span>; </text:p>
      <text:p text:style-name="P5"><text:span text:style-name="T9">margin</text:span>: <text:span text:style-name="T4">10px</text:span> <text:span text:style-name="T4">0</text:span>; </text:p>
      <text:p text:style-name="P5"><text:span text:style-name="T9">background-color</text:span>: <text:span text:style-name="T11">#dff0d8</text:span>; </text:p>
      <text:p text:style-name="P5"><text:span text:style-name="T9">border</text:span>: <text:span text:style-name="T4">1px</text:span> <text:span text:style-name="T11">solid</text:span> <text:span text:style-name="T11">#d6e9c6</text:span>; </text:p>
      <text:p text:style-name="P5"><text:span text:style-name="T9">color</text:span>: <text:span text:style-name="T11">#3c763d</text:span>; </text:p>
      <text:p text:style-name="P5">}</text:p>
      <text:p text:style-name="P16">&lt;/style&gt;</text:p>
      <text:p text:style-name="P16">&lt;/head&gt;</text:p>
      <text:p text:style-name="P16">&lt;body&gt;</text:p>
      <text:p text:style-name="P5"><text:span text:style-name="T7">&lt;?php</text:span> <text:span text:style-name="T2">if</text:span> (<text:span text:style-name="T2">$this</text:span>-&gt;message): <text:span text:style-name="T7">?&gt;</text:span></text:p>
      <text:p text:style-name="P5"><text:span text:style-name="T7">&lt;div</text:span> <text:span text:style-name="T9">class</text:span>=<text:span text:style-name="T2">"message"</text:span><text:span text:style-name="T7">&gt;&lt;?php</text:span> echo htmlspecialchars(<text:span text:style-name="T2">$this</text:span>-&gt;message); <text:span text:style-name="T7">?&gt;&lt;/div&gt;</text:span></text:p>
      <text:p text:style-name="P5"><text:span text:style-name="T7">&lt;?php</text:span> <text:span text:style-name="T2">endif</text:span>; <text:span text:style-name="T7">?&gt;</text:span></text:p>
      <text:p text:style-name="P18"/>
      <text:p text:style-name="P5"><text:span text:style-name="T7">&lt;div</text:span> <text:span text:style-name="T9">class</text:span>=<text:span text:style-name="T2">"navigation"</text:span><text:span text:style-name="T7">&gt;</text:span></text:p>
      <text:p text:style-name="P5"><text:span text:style-name="T7">&lt;a</text:span> <text:span text:style-name="T9">href</text:span>=<text:span text:style-name="T2">"?page=1"</text:span><text:span text:style-name="T7">&gt;</text:span>First<text:span text:style-name="T7">&lt;/a&gt;</text:span></text:p>
      <text:p text:style-name="P5"><text:span text:style-name="T7">&lt;a</text:span> <text:span text:style-name="T9">href</text:span>=<text:span text:style-name="T2">"?page=</text:span><text:span text:style-name="T7">&lt;?php</text:span> echo max(<text:span text:style-name="T4">1</text:span>, <text:span text:style-name="T2">$this</text:span>-&gt;currentPage - <text:span text:style-name="T4">1</text:span>); <text:span text:style-name="T7">?&gt;</text:span><text:span text:style-name="T2">"</text:span><text:span text:style-name="T7">&gt;</text:span>Previous<text:span text:style-name="T7">&lt;/a&gt;</text:span></text:p>
      <text:p text:style-name="P5"><text:span text:style-name="T7">&lt;span&gt;</text:span>Page <text:span text:style-name="T7">&lt;?php</text:span> echo <text:span text:style-name="T2">$this</text:span>-&gt;currentPage; <text:span text:style-name="T7">?&gt;</text:span> of <text:span text:style-name="T7">&lt;?php</text:span> echo $totalPages; <text:span text:style-name="T7">?&gt;&lt;/span&gt;</text:span></text:p>
      <text:p text:style-name="P5"><text:span text:style-name="T7">&lt;a</text:span> <text:span text:style-name="T9">href</text:span>=<text:span text:style-name="T2">"?page=</text:span><text:span text:style-name="T7">&lt;?php</text:span> echo min($totalPages, <text:span text:style-name="T2">$this</text:span>-&gt;currentPage + <text:span text:style-name="T4">1</text:span>); <text:span text:style-name="T7">?&gt;</text:span><text:span text:style-name="T2">"</text:span><text:span text:style-name="T7">&gt;</text:span>Next<text:span text:style-name="T7">&lt;/a&gt;</text:span></text:p>
      <text:p text:style-name="P5"><text:span text:style-name="T7">&lt;form</text:span> <text:span text:style-name="T9">method</text:span>=<text:span text:style-name="T2">"post"</text:span> <text:span text:style-name="T9">style</text:span>=<text:span text:style-name="T2">"display: inline;"</text:span><text:span text:style-name="T7">&gt;</text:span></text:p>
      <text:p text:style-name="P5"><text:span text:style-name="T7">&lt;button</text:span> <text:span text:style-name="T9">type</text:span>=<text:span text:style-name="T2">"submit"</text:span> <text:span text:style-name="T9">name</text:span>=<text:span text:style-name="T2">"clear_log"</text:span> <text:span text:style-name="T9">onclick</text:span>=<text:span text:style-name="T2">"return confirm(</text:span><text:span text:style-name="T5">'Are you sure you want to clear the error log?'</text:span><text:span text:style-name="T2">);"</text:span><text:span text:style-name="T7">&gt;</text:span></text:p>
      <text:p text:style-name="P5">Clear Log</text:p>
      <text:p text:style-name="P16">&lt;/button&gt;</text:p>
      <text:p text:style-name="P16">&lt;/form&gt;</text:p>
      <text:p text:style-name="P16">&lt;/div&gt;</text:p>
      <text:p text:style-name="P16">&lt;table&gt;</text:p>
      <text:p text:style-name="P16">&lt;thead&gt;</text:p>
      <text:p text:style-name="P16">&lt;tr&gt;</text:p>
      <text:p text:style-name="P5"><text:span text:style-name="T7">&lt;th&gt;</text:span>Date Time<text:span text:style-name="T7">&lt;/th&gt;</text:span></text:p>
      <text:p text:style-name="P5"><text:span text:style-name="T7">&lt;th&gt;</text:span>File<text:span text:style-name="T7">&lt;/th&gt;</text:span></text:p>
      <text:p text:style-name="P5"><text:span text:style-name="T7">&lt;th&gt;</text:span>Line<text:span text:style-name="T7">&lt;/th&gt;</text:span></text:p>
      <text:p text:style-name="P5"><text:span text:style-name="T7">&lt;th&gt;</text:span>Stack Trace<text:span text:style-name="T7">&lt;/th&gt;</text:span></text:p>
      <text:p text:style-name="P16"><text:soft-page-break/>&lt;/tr&gt;</text:p>
      <text:p text:style-name="P16">&lt;/thead&gt;</text:p>
      <text:p text:style-name="P16">&lt;tbody&gt;</text:p>
      <text:p text:style-name="P5"><text:span text:style-name="T7">&lt;?php</text:span> <text:span text:style-name="T2">foreach</text:span> ($errors as $error): <text:span text:style-name="T7">?&gt;</text:span></text:p>
      <text:p text:style-name="P16">&lt;tr&gt;</text:p>
      <text:p text:style-name="P5"><text:span text:style-name="T7">&lt;td&gt;&lt;?php</text:span> echo htmlspecialchars($error[<text:span text:style-name="T5">'datetime'</text:span>]); <text:span text:style-name="T7">?&gt;&lt;/td&gt;</text:span></text:p>
      <text:p text:style-name="P5"><text:span text:style-name="T7">&lt;td&gt;&lt;?php</text:span> echo htmlspecialchars($error[<text:span text:style-name="T5">'file'</text:span>]); <text:span text:style-name="T7">?&gt;&lt;/td&gt;</text:span></text:p>
      <text:p text:style-name="P5"><text:span text:style-name="T7">&lt;td&gt;&lt;?php</text:span> echo htmlspecialchars($error[<text:span text:style-name="T5">'line'</text:span>]); <text:span text:style-name="T7">?&gt;&lt;/td&gt;</text:span></text:p>
      <text:p text:style-name="P16">&lt;td&gt;</text:p>
      <text:p text:style-name="P5"><text:span text:style-name="T7">&lt;div</text:span> <text:span text:style-name="T9">class</text:span>=<text:span text:style-name="T2">"tooltip"</text:span><text:span text:style-name="T7">&gt;</text:span></text:p>
      <text:p text:style-name="P13">📖</text:p>
      <text:p text:style-name="P5"><text:span text:style-name="T7">&lt;pre</text:span> <text:span text:style-name="T9">class</text:span>=<text:span text:style-name="T2">"tooltiptext"</text:span><text:span text:style-name="T7">&gt;&lt;?php</text:span> echo htmlspecialchars($error[<text:span text:style-name="T5">'stack_trace'</text:span>]); <text:span text:style-name="T7">?&gt;&lt;/pre&gt;</text:span></text:p>
      <text:p text:style-name="P16">&lt;/div&gt;</text:p>
      <text:p text:style-name="P16">&lt;/td&gt;</text:p>
      <text:p text:style-name="P16">&lt;/tr&gt;</text:p>
      <text:p text:style-name="P5"><text:span text:style-name="T7">&lt;?php</text:span> <text:span text:style-name="T2">endforeach</text:span>; <text:span text:style-name="T7">?&gt;</text:span></text:p>
      <text:p text:style-name="P16">&lt;/tbody&gt;</text:p>
      <text:p text:style-name="P16">&lt;/table&gt;</text:p>
      <text:p text:style-name="P16">&lt;/body&gt;</text:p>
      <text:p text:style-name="P16">&lt;/html&gt;</text:p>
      <text:p text:style-name="P18"/>
      <text:p text:style-name="P16">&lt;?php</text:p>
      <text:p text:style-name="P5">}</text:p>
      <text:p text:style-name="P5">}</text:p>
      <text:h text:style-name="P33"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8"/>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8"/>
      <text:p text:style-name="P5"><text:span text:style-name="T2">abstract</text:span> <text:span text:style-name="T2">protected</text:span> <text:span text:style-name="T2">function</text:span> loadData();</text:p>
      <text:p text:style-name="P18"/>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8"/>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8"/>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8"/>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9"/>
      <text:p text:style-name="P20"/>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8"/>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8"/>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8"/>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4">'&lt;div class="col-md-3"&gt;</text:p>
      <text:p text:style-name="P14">&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4">&lt;button type="submit" class="btn btn-primary"&gt;Filter&lt;/button&gt;</text:p>
      <text:p text:style-name="P5"><text:span text:style-name="T5">&lt;/div&gt;&lt;/form&gt;'</text:span>;</text:p>
      <text:p text:style-name="P5"><text:span text:style-name="T2">return</text:span> $html;</text:p>
      <text:p text:style-name="P5">}</text:p>
      <text:p text:style-name="P18"/>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8"/>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8"/>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1">Actuellement l’appel se fait avec</text:p>
      <text:p text:style-name="P9">$viewer = <text:span text:style-name="T2">new</text:span> LogDisplay($_GET[<text:span text:style-name="T5">'page'</text:span>] ?? <text:span text:style-name="T4">1</text:span>);</text:p>
      <text:p text:style-name="P5">echo $viewer-&gt;render();</text:p>
      <text:p text:style-name="P21"/>
      <text:p text:style-name="P21">J’aimerais que la génération des filtres soit déplacé dans la classe de base. Les filtres seraient affichés si on <text:span text:style-name="T13">les</text:span> passe à la fonction render.</text:p>
      <text:p text:style-name="P21">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3">type</text:span><text:span text:style-name="T5">'</text:span> =&gt; <text:span text:style-name="T5">'</text:span><text:span text:style-name="T13">visitors</text:span><text:span text:style-name="T5">'</text:span>,</text:p>
      <text:p text:style-name="P7">];</text:p>
      <text:p text:style-name="P7"/>
      <text:p text:style-name="P10">L’appel sera donc </text:p>
      <text:p text:style-name="P7">echo $viewer→render($<text:span text:style-name="T12">filters, </text:span><text:span text:style-name="T13">$get</text:span><text:span text:style-name="T12">)</text:span>;</text:p>
      <text:h text:style-name="Heading_20_1" text:outline-level="1"><text:span text:style-name="Strong_20_Emphasis">Mentions légales</text:span></text:h>
      <text:p text:style-name="P11"><text:span text:style-name="Strong_20_Emphasis"><text:span text:style-name="T17">(ChatGPT)</text:span></text:span></text:p>
      <text:p text:style-name="Code"><text:span text:style-name="Strong_20_Emphasis"><text:span text:style-name="T18">écrire les mention</text:span></text:span><text:span text:style-name="Strong_20_Emphasis"><text:span text:style-name="T19">s</text:span></text:span><text:span text:style-name="Strong_20_Emphasis"><text:span text:style-name="T18">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8">https://myclub.alwaysdata.net/b.nw/Page.php?n=1</text:span></text:span></text:a></text:p>
      <text:p text:style-name="Text_20_body"><text:span text:style-name="Strong_20_Emphasis"><text:span text:style-name="T18">→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5">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5">On veut un formulaire « <text:span text:style-name="T21">Bootstrap »</text:span> pour mettre à jour les champs suivants :</text:p>
      <text:list text:style-name="L8">
        <text:list-item>
          <text:p text:style-name="P43">Email (sous condition, sinon en lecture seule)</text:p>
        </text:list-item>
        <text:list-item>
          <text:p text:style-name="P43">Password</text:p>
        </text:list-item>
        <text:list-item>
          <text:p text:style-name="P43">FirstName</text:p>
        </text:list-item>
        <text:list-item>
          <text:p text:style-name="P43">LastName</text:p>
        </text:list-item>
        <text:list-item>
          <text:p text:style-name="P43">NickName</text:p>
        </text:list-item>
        <text:list-item>
          <text:p text:style-name="P43">Avatar (une combo box avec une liste d’emoji. Les emoji<text:span text:style-name="T21">s</text:span> sont des fichiers présents dans le dossier images. Tous les noms des emojis commencent par « emoji ». <text:span text:style-name="T21">La combo box affiche l’image, mais c’est le nom du fichier qui sera enregistré.</text:span></text:p>
        </text:list-item>
      </text:list>
      <text:p text:style-name="P25">Le bouton « valider » permet de mettre à jour la base de donnée avec la fonction suivante :</text:p>
      <text:p text:style-name="Code">person→setById($id, [</text:p>
      <text:p text:style-name="Code"><text:tab/>'Email' =&gt; $email,</text:p>
      <text:p text:style-name="Code"><text:tab/>'Password' =&gt; $<text:span text:style-name="T21">p</text:span>assword,</text:p>
      <text:p text:style-name="Code"><text:tab/>'FirstName' =&gt; $<text:span text:style-name="T21">f</text:span>irstName,</text:p>
      <text:p text:style-name="P24"><text:tab/>'<text:span text:style-name="T20">LastName</text:span>' =&gt; $<text:span text:style-name="T21">l</text:span><text:span text:style-name="T20">astName</text:span>,</text:p>
      <text:p text:style-name="P24"><text:tab/>'<text:span text:style-name="T20">NickName</text:span>' =&gt; $<text:span text:style-name="T21">n</text:span><text:span text:style-name="T20">ickName</text:span>,</text:p>
      <text:p text:style-name="P24"><text:tab/>'<text:span text:style-name="T20">Avatar</text:span>' =&gt; $<text:span text:style-name="T21">a</text:span><text:span text:style-name="T20">vatar</text:span>,</text:p>
      <text:p text:style-name="Code">]);</text:p>
      <text:h text:style-name="P34" text:outline-level="1">Mise à jour de <text:span text:style-name="T22">la disponibilité</text:span> d’une personne</text:h>
      <text:p text:style-name="P28">Une grille avec les 7 jours de la semaine et 2 lignes pour matin, après midi. Dans chaque case une case à cocher pour préciser la disponibilité.</text:p>
      <text:p text:style-name="P26">On veut un formulaire « <text:span text:style-name="T21">Bootstrap »</text:span> pour mettre à jour le champ ‘<text:span text:style-name="T22">availability’ qui est enregistré au format json dans un champ ‘text’.</text:span></text:p>
      <text:p text:style-name="P26">Le bouton « valider » permet de mettre à jour la base de donnée avec la fonction suivante :</text:p>
      <text:p text:style-name="P27">person→setById($id, ['<text:span text:style-name="T22">Availability</text:span>' =&gt; $<text:span text:style-name="T22">availability</text:span>]);</text:p>
      <text:h text:style-name="P35" text:outline-level="1">Mises à jour partielle</text:h>
      <text:p text:style-name="P30"><text:span text:style-name="T23">Une page qui utilise Bootstrap utilise 3 accordéons </text:span><text:span text:style-name="T8">&lt;div</text:span><text:span text:style-name="T24"> </text:span><text:span text:style-name="T10">class</text:span><text:span text:style-name="T24">=</text:span><text:span text:style-name="T3">"accordion-item"</text:span><text:span text:style-name="T8">&gt;</text:span></text:p>
      <text:p text:style-name="P29">Dans chaque accordéon, il y a un formulaire. Pour différencier quel bouton submit a été employé on utilise un champ caché « u »</text:p>
      <text:p text:style-name="P12"><text:span text:style-name="T7">&lt;input</text:span> <text:span text:style-name="T9">type</text:span>=<text:span text:style-name="T2">"hidden"</text:span> <text:span text:style-name="T9">name</text:span>=<text:span text:style-name="T2">"id"</text:span> <text:span text:style-name="T9">value</text:span>=<text:span text:style-name="T2">"</text:span><text:span text:style-name="T7">&lt;?php</text:span> echo htmlspecialchars($userData[<text:span text:style-name="T5">'Id'</text:span>]); <text:span text:style-name="T7">?&gt;</text:span><text:span text:style-name="T2">"</text:span><text:span text:style-name="T7">&gt;</text:span></text:p>
      <text:p text:style-name="P5"><text:span text:style-name="T7">&lt;input</text:span> <text:span text:style-name="T9">type</text:span>=<text:span text:style-name="T2">"hidden"</text:span> <text:span text:style-name="T9">name</text:span>=<text:span text:style-name="T2">"u"</text:span> <text:span text:style-name="T9">value</text:span>=<text:span text:style-name="T2">"profil"</text:span><text:span text:style-name="T7">&gt;</text:span></text:p>
      <text:p text:style-name="P5"><text:span text:style-name="T7"/></text:p>
      <text:p text:style-name="P29">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29"/>
      <text:p text:style-name="P29">Les champs Avaibility et préférence sont des champs text qui contienne en enregistrement json.</text:p>
      <text:p text:style-name="P29">Il faut donc intercepter submit avec quelque chose qui ressemble à ça</text:p>
      <text:p text:style-name="P17">&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29"/>
      <text:p text:style-name="P29"/>
      <text:p text:style-name="P29">Comment différencier les différents boutons submit pour faire l’action qui correspond puis poster les variables créer ?</text:p>
      <text:h text:style-name="Heading_20_1" text:outline-level="1"><text:soft-page-break/>Nav bar et bread crum</text:h>
      <text:p text:style-name="P31">Dans le fichier /area/menu.php, afficher une nav bar avec les options :</text:p>
      <text:list text:style-name="L9">
        <text:list-item>
          <text:p text:style-name="P44">webmaster</text:p>
        </text:list-item>
        <text:list-item>
          <text:p text:style-name="P44">person manager</text:p>
        </text:list-item>
        <text:list-item>
          <text:p text:style-name="P44">event manager</text:p>
        </text:list-item>
        <text:list-item>
          <text:p text:style-name="P44">redactor</text:p>
        </text:list-item>
      </text:list>
      <text:p text:style-name="P31">Chaque option affichera respectivement les fichiers :</text:p>
      <text:list text:style-name="L10">
        <text:list-item>
          <text:p text:style-name="P45">area/webmaster/menu.php</text:p>
        </text:list-item>
        <text:list-item>
          <text:p text:style-name="P45">area/personManager/menu.php</text:p>
        </text:list-item>
        <text:list-item>
          <text:p text:style-name="P45">area/eventManager/menu.php</text:p>
        </text:list-item>
        <text:list-item>
          <text:p text:style-name="P45">area/redactor/menu.php</text:p>
        </text:list-item>
      </text:list>
      <text:p text:style-name="P31">Dans chaque des fichiers menu.php, on trouvera un bread crum pour indiquer ou l’on est et permettre de remonter sur area/menu.php et /menu.php</text:p>
      <text:h text:style-name="Heading_20_1" text:outline-level="1">Références croisées</text:h>
      <text:p text:style-name="P47">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47">On veut afficher un tableau avec les colonnes suivantes :</text:p>
      <text:p text:style-name="P47">« Nom de la personne » : FirstName + LastName + (NickName)</text:p>
      <text:p text:style-name="P47"><text:soft-page-break/>Autant de colonnes qu’il y a de « Counter.Name » différents</text:p>
      <text:p text:style-name="P47">« Total » : cumul de tous les Counter.Name de la personne</text:p>
      <text:p text:style-name="P47">Dans chaque case totaliser le cumul de « Counter.Value » de la personne et du « Counter.Name ».</text:p>
      <text:p text:style-name="P47">Afficher toutes les lignes ayant un « Total » supérieur à 0 et par ordre décroissant.</text:p>
      <text:p text:style-name="P48">En PHP8 avec Bootstrap. On accède à la base SQLight avec P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7H2M23S</meta:editing-duration>
    <meta:editing-cycles>14</meta:editing-cycles>
    <meta:generator>LibreOffice/24.2.7.2$Linux_X86_64 LibreOffice_project/420$Build-2</meta:generator>
    <dc:title>Technical</dc:title>
    <dc:date>2025-01-14T16:00:46.849621194</dc:date>
    <meta:document-statistic meta:table-count="0" meta:image-count="0" meta:object-count="0" meta:page-count="15" meta:paragraph-count="536" meta:word-count="3156" meta:character-count="22646" meta:non-whitespace-character-count="20015"/>
    <meta:template xlink:type="simple" xlink:actuate="onRequest" xlink:title="Technical" xlink:href="../../../../../.config/libreoffice/4/user/template/Technical.ott" meta:date="2025-01-03T07:52:16.606689178"/>
  </office:meta>
</office:document-meta>
</file>